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costs_all_accoun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Linked Account Name</text:p>
          </table:table-cell>
          <table:table-cell office:value-type="string" calcext:value-type="string">
            <text:p>cangulo_aft ($)</text:p>
          </table:table-cell>
          <table:table-cell office:value-type="string" calcext:value-type="string">
            <text:p>Log Archive ($)</text:p>
          </table:table-cell>
          <table:table-cell office:value-type="string" calcext:value-type="string">
            <text:p>Audit ($)</text:p>
          </table:table-cell>
        </table:table-row>
        <table:table-row table:style-name="ro1">
          <table:table-cell table:style-name="Default" office:value-type="string" calcext:value-type="string">
            <text:p>Linked Account Total</text:p>
          </table:table-cell>
          <table:table-cell office:value-type="float" office:value="151.5885866312" calcext:value-type="float">
            <text:p>151.5885866312</text:p>
          </table:table-cell>
          <table:table-cell office:value-type="float" office:value="5.9494079691" calcext:value-type="float">
            <text:p>5.9494079691</text:p>
          </table:table-cell>
          <table:table-cell office:value-type="float" office:value="0.2108798788" calcext:value-type="float">
            <text:p>0.210879878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61.1904269498" calcext:value-type="float">
            <text:p>61.1904269498</text:p>
          </table:table-cell>
          <table:table-cell office:value-type="float" office:value="1.7690806651" calcext:value-type="float">
            <text:p>1.7690806651</text:p>
          </table:table-cell>
          <table:table-cell office:value-type="float" office:value="0.1922656652" calcext:value-type="float">
            <text:p>0.1922656652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.2138397696" calcext:value-type="float">
            <text:p>63.2138397696</text:p>
          </table:table-cell>
          <table:table-cell office:value-type="float" office:value="1.4700413257" calcext:value-type="float">
            <text:p>1.4700413257</text:p>
          </table:table-cell>
          <table:table-cell office:value-type="float" office:value="0.0152914912" calcext:value-type="float">
            <text:p>0.0152914912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7.1843199118" calcext:value-type="float">
            <text:p>27.1843199118</text:p>
          </table:table-cell>
          <table:table-cell office:value-type="float" office:value="2.7102859783" calcext:value-type="float">
            <text:p>2.7102859783</text:p>
          </table:table-cell>
          <table:table-cell office:value-type="float" office:value="0.0033227224" calcext:value-type="float">
            <text:p>0.0033227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8T12:37:02.371184822</dc:date>
    <meta:editing-duration>PT2H23M29S</meta:editing-duration>
    <meta:editing-cycles>1</meta:editing-cycles>
    <meta:document-statistic meta:table-count="1" meta:cell-count="20" meta:object-count="0"/>
    <meta:generator>LibreOffice/7.3.2.2$Linux_X86_64 LibreOffice_project/49f2b1bff42cfccbd8f788c8dc32c1c309559be0</meta:generator>
  </office:meta>
</office:document-meta>
</file>